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mm" fo:margin-bottom="0mm" style:contextual-spacing="false" fo:line-height="100%"/>
    </style:style>
    <style:style style:name="P6" style:family="paragraph" style:parent-style-name="Standard">
      <style:paragraph-properties fo:margin-top="0mm" fo:margin-bottom="0mm" style:contextual-spacing="false" fo:line-height="100%"/>
      <style:text-properties style:font-name="Arial2" fo:font-size="10pt" fo:language="de" fo:country="DE" style:font-size-asian="10pt" style:font-name-complex="Arial3"/>
    </style:style>
    <style:style style:name="P7" style:family="paragraph" style:parent-style-name="Titre_20_2_20_-_20_Professionnel">
      <style:paragraph-properties fo:margin-top="0mm" fo:margin-bottom="0mm" style:contextual-spacing="false" fo:line-height="100%"/>
      <style:text-properties style:font-name="Arial2" fo:font-size="10pt" fo:language="de" fo:country="DE" style:font-size-asian="10pt" style:font-name-complex="Arial3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27822992" text:id="ct127822992">
          <text:insertion>
            <office:change-info>
              <dc:creator>Luc Saffre</dc:creator>
              <dc:date>2013-06-05T16:49:00</dc:date>
            </office:change-info>
          </text:insertion>
        </text:changed-region>
        <text:changed-region xml:id="ct59936224" text:id="ct59936224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23571968" text:id="ct123571968">
          <text:insertion>
            <office:change-info>
              <dc:creator>Luc Saffre</dc:creator>
              <dc:date>2013-05-31T09:3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inschreibebestätigung</text:h>
      <text:p text:style-name="Standard"><text:conditional-text text:condition="ooow:true" text:string-value-if-true="&quot;self.pupil.address&quot;" text:string-value-if-false="">self.pupil.address</text:conditional-text></text:p>
      <text:p text:style-name="Standard"/>
      <text:p text:style-name="P6">Sehr geehrte<text:conditional-text text:condition="ooow:true" text:string-value-if-true="&quot;self.pupil.mf('r','','r')&quot;" text:string-value-if-false="">self.pupil.mf('r','','r')</text:conditional-text> <text:conditional-text text:condition="ooow:true" text:string-value-if-true="&quot;self.pupil&quot;" text:string-value-if-false="">self.pupil</text:conditional-text></text:p>
      <text:p text:style-name="P6"/>
      <text:p text:style-name="Standard">hiermit bestätigen wir Ihre Einschreibung für folgenden Kurs :</text:p>
      <text:p text:style-name="Standard"/>
      <text:p text:style-name="Standard"><text:span text:style-name="T1">Serie: </text:span><text:span text:style-name="T1"><text:conditional-text text:condition="ooow:true" text:string-value-if-true="&quot;self.course.line&quot;" text:string-value-if-false="">self.course.line</text:conditional-text></text:span></text:p>
      <text:p text:style-name="Standard"><text:span text:style-name="T1">Kursbeginn: ab </text:span><text:span text:style-name="T1"><text:conditional-text text:condition="ooow:true" text:string-value-if-true="&quot;fdf(self.course.start_date)&quot;" text:string-value-if-false="">fdf(self.course.start_date)</text:conditional-text></text:span></text:p>
      <text:p text:style-name="Standard"><text:span text:style-name="T1">Anzahl Stunden: </text:span><text:change-start text:change-id="ct127822992"/><text:span text:style-name="T1">self.course.max_events</text:span><text:change-end text:change-id="ct127822992"/></text:p>
      <text:p text:style-name="Standard"><text:span text:style-name="T1">Ort: </text:span><text:change-start text:change-id="ct59936224"/><text:span text:style-name="T1">self.course.room</text:span><text:change-end text:change-id="ct59936224"/></text:p>
      <text:p text:style-name="Standard"><text:span text:style-name="T1">Referent: </text:span><text:change-start text:change-id="ct123571968"/><text:span text:style-name="T1">self.course.teacher</text:span><text:change-end text:change-id="ct123571968"/></text:p>
      <text:p text:style-name="P4"/>
      <text:p text:style-name="Standard"><text:span text:style-name="T1">Voraussichtliche Termine: </text:span><text:span text:style-name="T1"><text:conditional-text text:condition="ooow:true" text:string-value-if-true="&quot;self.course.events_text&quot;" text:string-value-if-false="">self.course.events_text</text:conditional-text></text:span></text:p>
      <text:p text:style-name="P7"/>
      <text:p text:style-name="P5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2.12mm" fo:margin-bottom="1.06mm" style:contextual-spacing="false" fo:line-height="5.64mm" fo:hyphenation-ladder-count="no-limit"/>
      <style:text-properties style:font-name="Arial Black" fo:font-family="'Arial Black'" style:font-family-generic="roman" style:font-pitch="variable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24934704" text:id="ct124934704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69846992" text:id="ct69846992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24934704"/>self<text:change-end text:change-id="ct124934704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6-05-17T15:56:18.688367642">17/5/16</text:date> <text:time style:data-style-name="N41" text:time-value="2016-05-17T15:56:18.688599611">15:56:01</text:time><text:line-break/><text:change-start text:change-id="ct69846992"/>settings.SITE.site_version()<text:change-end text:change-id="ct69846992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6-05-17T15:56:18.580789908</dc:date>
    <meta:editing-duration>PT20H14M53S</meta:editing-duration>
    <meta:editing-cycles>129</meta:editing-cycles>
    <meta:generator>LibreOffice/4.2.8.2$Linux_X86_64 LibreOffice_project/420m0$Build-2</meta:generator>
    <meta:document-statistic meta:table-count="2" meta:image-count="0" meta:object-count="0" meta:page-count="1" meta:paragraph-count="17" meta:word-count="67" meta:character-count="580" meta:non-whitespace-character-count="529"/>
  </office:meta>
</office:document-meta>
</file>